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13pt" fo:font-weight="bold" officeooo:rsid="0014232f" officeooo:paragraph-rsid="0014232f" style:font-size-asian="13pt" style:font-weight-asian="bold" style:font-size-complex="13pt" style:font-weight-complex="bold"/>
    </style:style>
    <style:style style:name="P2" style:family="paragraph" style:parent-style-name="Standard" style:list-style-name="L1">
      <style:text-properties style:font-name="Calibri" fo:font-size="13pt" fo:font-weight="bold" officeooo:rsid="00155a4e" officeooo:paragraph-rsid="00155a4e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text-properties style:font-name="Calibri" fo:font-size="13pt" style:text-underline-style="solid" style:text-underline-width="auto" style:text-underline-color="font-color" fo:font-weight="normal" officeooo:rsid="00155a4e" officeooo:paragraph-rsid="00155a4e" style:font-size-asian="13pt" style:font-weight-asian="normal" style:font-size-complex="13pt" style:font-weight-complex="normal"/>
    </style:style>
    <style:style style:name="P4" style:family="paragraph" style:parent-style-name="Standard" style:list-style-name="L1">
      <style:text-properties style:font-name="Calibri" fo:font-size="11pt" fo:font-weight="normal" officeooo:rsid="00155a4e" officeooo:paragraph-rsid="00155a4e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text-properties style:font-name="Calibri" fo:font-size="11pt" fo:font-style="normal" style:text-underline-style="none" fo:font-weight="normal" officeooo:rsid="0015e4dd" officeooo:paragraph-rsid="0015e4dd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style:font-name="Calibri" fo:font-size="11pt" fo:font-style="normal" style:text-underline-style="none" fo:font-weight="normal" officeooo:rsid="0015e4dd" officeooo:paragraph-rsid="0015e4dd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 style:list-style-name="L1">
      <style:text-properties style:font-name="Calibri" fo:font-size="13pt" fo:font-weight="bold" officeooo:rsid="00155a4e" officeooo:paragraph-rsid="0015e4dd" style:font-size-asian="13pt" style:font-weight-asian="bold" style:font-size-complex="13pt" style:font-weight-complex="bold"/>
    </style:style>
    <style:style style:name="P8" style:family="paragraph" style:parent-style-name="Standard" style:list-style-name="L1">
      <style:text-properties style:font-name="Calibri" fo:font-size="13pt" style:text-underline-style="solid" style:text-underline-width="auto" style:text-underline-color="font-color" fo:font-weight="normal" officeooo:rsid="00155a4e" officeooo:paragraph-rsid="0015e4dd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text-properties style:font-name="Calibri" fo:font-size="11pt" fo:font-weight="normal" officeooo:rsid="0016c902" officeooo:paragraph-rsid="0016c902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text-properties style:font-name="Calibri" fo:font-size="13pt" fo:font-weight="bold" officeooo:rsid="00155a4e" officeooo:paragraph-rsid="0016c902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Calibri" fo:font-size="13pt" style:text-underline-style="solid" style:text-underline-width="auto" style:text-underline-color="font-color" fo:font-weight="normal" officeooo:rsid="00155a4e" officeooo:paragraph-rsid="0016c902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Calibri" fo:font-size="11pt" fo:font-weight="normal" officeooo:rsid="0016c902" officeooo:paragraph-rsid="0016c902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style:font-name="Calibri" fo:font-size="11pt" fo:font-style="normal" style:text-underline-style="none" fo:font-weight="normal" officeooo:rsid="0015e4dd" officeooo:paragraph-rsid="0016c902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5e4dd" style:font-size-asian="14pt" style:font-size-complex="14pt"/>
    </style:style>
    <style:style style:name="T3" style:family="text">
      <style:text-properties fo:font-size="14pt" officeooo:rsid="0016c902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ivi de projet : </text:p>
      <text:p text:style-name="P1"/>
      <text:list text:style-name="L1">
        <text:list-item>
          <text:p text:style-name="P2"><text:span text:style-name="T1">Jeudi 22 Mai (</text:span><text:span text:style-name="T2">2</text:span><text:span text:style-name="T1">h):</text:span><text:tab/></text:p>
          <text:list>
            <text:list-item>
              <text:p text:style-name="P3">Tâches à faire : </text:p>
              <text:list>
                <text:list-item>
                  <text:p text:style-name="P4">Extraire les métriques des joueurs de chaque rang (Fer à Challenger) ❌</text:p>
                </text:list-item>
                <text:list-item>
                  <text:p text:style-name="P4">Commencer à étudier les différents méthodes de machine learning (k-NN, Naive Bayes, etc..) ❌</text:p>
                </text:list-item>
                <text:list-item>
                  <text:p text:style-name="P4">Ranger et nettoyer le dataset ❌</text:p>
                </text:list-item>
              </text:list>
            </text:list-item>
            <text:list-item>
              <text:p text:style-name="P3">Notes et remarques : </text:p>
              <text:list>
                <text:list-item>
                  <text:p text:style-name="P5">Faire du clustering non supervisé</text:p>
                </text:list-item>
                <text:list-item>
                  <text:p text:style-name="P5">Redéfinir des objectifs claires et atteignables</text:p>
                </text:list-item>
              </text:list>
            </text:list-item>
          </text:list>
        </text:list-item>
      </text:list>
      <text:p text:style-name="P6"/>
      <text:list text:continue-numbering="true" text:style-name="L1">
        <text:list-item>
          <text:p text:style-name="P7"><text:span text:style-name="T2">Vendredi</text:span><text:span text:style-name="T1"> 2</text:span><text:span text:style-name="T3">3</text:span><text:span text:style-name="T1"> Mai (</text:span><text:span text:style-name="T3">4</text:span><text:span text:style-name="T1">h):</text:span><text:tab/></text:p>
          <text:list>
            <text:list-item>
              <text:p text:style-name="P8">Tâches à faire : </text:p>
              <text:list>
                <text:list-item>
                  <text:p text:style-name="P9">Réussir à concevoir un script .py pouvant scrapper 5000 joueurs actifs, de rang Emerald, et extraire leurs statistiques principales (KDA, CS/min, etc..)</text:p>
                </text:list-item>
                <text:list-item>
                  <text:p text:style-name="P9">Visualiser les différentes métriques.</text:p>
                </text:list-item>
                <text:list-item>
                  <text:p text:style-name="P9">Nettoyer le jeu de données</text:p>
                </text:list-item>
                <text:list-item>
                  <text:p text:style-name="P9">Commencer si possible à utiliser différents types de modèle de machine learning</text:p>
                </text:list-item>
              </text:list>
            </text:list-item>
            <text:list-item>
              <text:p text:style-name="P8">Notes et remarques : </text:p>
              <text:list>
                <text:list-item>
                  <text:p text:style-name="P5"><text:s/></text:p>
                </text:list-item>
              </text:list>
            </text:list-item>
          </text:list>
        </text:list-item>
      </text:list>
      <text:p text:style-name="P6"/>
      <text:list text:continue-numbering="true" text:style-name="L1">
        <text:list-item>
          <text:p text:style-name="P10"><text:span text:style-name="T3">Samedi</text:span><text:span text:style-name="T1"> 2</text:span><text:span text:style-name="T3">4</text:span><text:span text:style-name="T1"> Mai (</text:span><text:span text:style-name="T3">2</text:span><text:span text:style-name="T1">h</text:span><text:span text:style-name="T3">30</text:span><text:span text:style-name="T1">):</text:span><text:tab/></text:p>
          <text:list>
            <text:list-item>
              <text:p text:style-name="P11">Tâches à faire : </text:p>
              <text:list>
                <text:list-item>
                  <text:p text:style-name="P9">Supervisé ou non supervise, étudier le jeu de données, voir s’il est labélisable</text:p>
                </text:list-item>
                <text:list-item>
                  <text:p text:style-name="P9">Calculer le score, observer la courbe d’apprentissage, faire la matrice de confusion</text:p>
                </text:list-item>
              </text:list>
            </text:list-item>
          </text:list>
        </text:list-item>
      </text:list>
      <text:p text:style-name="P12"/>
      <text:list text:continue-numbering="true" text:style-name="L1">
        <text:list-item>
          <text:list>
            <text:list-item>
              <text:p text:style-name="P11">Notes et remarques : </text:p>
              <text:list>
                <text:list-item>
                  <text:p text:style-name="P13"/>
                  <text:p text:style-name="P13"/>
                  <text:p text:style-name="P5"/>
                </text:list-item>
              </text:list>
              <text:p text:style-name="P3"/>
              <text:list text:continue-numbering="true">
                <text:list-header>
                  <text:p text:style-name="P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0T14:01:58.902496600</meta:creation-date>
    <dc:date>2025-05-23T17:48:06.993808600</dc:date>
    <meta:editing-duration>PT2H26M48S</meta:editing-duration>
    <meta:editing-cycles>3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27" meta:word-count="177" meta:character-count="953" meta:non-whitespace-character-count="812"/>
  </office:meta>
</office:document-meta>
</file>